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unito" svg:font-family="Nunito, sans-serif"/>
    <style:font-face style:name="Roboto" svg:font-family="Roboto, arial, sans-serif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Text_20_body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fo:background-color="transparent" style:font-size-asian="10.5pt" style:font-size-complex="10.5pt"/>
    </style:style>
    <style:style style:name="P3" style:family="paragraph" style:parent-style-name="Text_20_body">
      <style:paragraph-properties fo:margin-top="0in" fo:margin-bottom="0in" fo:line-height="100%" fo:text-align="start" style:justify-single-word="false"/>
      <style:text-properties fo:color="#454545" fo:font-size="13.5pt" style:font-size-asian="10.5pt" style:font-size-complex="10.5pt"/>
    </style:style>
    <style:style style:name="P4" style:family="paragraph" style:parent-style-name="Standard">
      <style:text-properties style:font-name="Georgia" fo:font-size="10.5pt" style:font-size-asian="10.5pt" style:font-size-complex="10.5pt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fo:font-weight="bold" style:font-size-asian="14pt" style:font-weight-asian="bold" style:font-size-complex="14pt" style:font-weight-complex="bold"/>
    </style:style>
    <style:style style:name="P7" style:family="paragraph" style:parent-style-name="_5b_Normal_5d_">
      <style:paragraph-properties fo:margin-top="0in" fo:margin-bottom="0in" fo:line-height="100%" fo:text-align="start" style:justify-single-word="false"/>
      <style:text-properties fo:color="#000000" fo:font-size="10.5pt" style:font-size-asian="10.5pt" style:font-size-complex="10.5pt"/>
    </style:style>
    <style:style style:name="P8" style:family="paragraph" style:parent-style-name="_5b_Normal_5d_">
      <style:paragraph-properties fo:margin-top="0in" fo:margin-bottom="0in" fo:line-height="100%" fo:text-align="start" style:justify-single-word="false"/>
    </style:style>
    <style:style style:name="P9" style:family="paragraph" style:parent-style-name="BODY">
      <style:paragraph-properties fo:margin-top="0in" fo:margin-bottom="0in" fo:line-height="100%" fo:text-align="start" style:justify-single-word="false"/>
      <style:text-properties fo:color="#000000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none" fo:country="none" fo:background-color="transparent" style:font-name-asian="Georgia" style:language-asian="none" style:country-asian="none" style:font-name-complex="Georgia" style:language-complex="none" style:country-complex="none"/>
    </style:style>
    <style:style style:name="T3" style:family="text">
      <style:text-properties fo:color="#000000" fo:language="none" fo:country="none" fo:font-style="italic" fo:background-color="transparent" style:font-name-asian="Georgia" style:language-asian="none" style:country-asian="none" style:font-style-asian="italic" style:font-name-complex="Georgia" style:language-complex="none" style:country-complex="none" style:font-style-complex="italic"/>
    </style:style>
    <style:style style:name="T4" style:family="text">
      <style:text-properties fo:color="#000000" fo:language="none" fo:country="none" style:text-underline-style="none" fo:background-color="transparent" style:font-name-asian="Georgia" style:language-asian="none" style:country-asian="none" style:font-name-complex="Georgia" style:language-complex="none" style:country-complex="none"/>
    </style:style>
    <style:style style:name="T5" style:family="text">
      <style:text-properties fo:color="#000000"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6" style:family="text">
      <style:text-properties fo:color="#000000" style:font-name="Georgia" fo:font-size="10.5pt" fo:language="none" fo:country="none" fo:font-weight="bold" style:font-name-asian="Georgia" style:font-size-asian="10.5pt" style:language-asian="none" style:country-asian="none" style:font-weight-asian="bold" style:font-name-complex="Georgia" style:font-size-complex="10.5pt" style:language-complex="none" style:country-complex="none" style:font-weight-complex="bold"/>
    </style:style>
    <style:style style:name="T7" style:family="text">
      <style:text-properties fo:color="#000000" style:font-name="Georgia" fo:font-size="10.5pt" fo:language="en" fo:country="US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8" style:family="text">
      <style:text-properties fo:color="#000000" style:font-name="Georgia" fo:font-size="10.5pt" fo:language="none" fo:country="none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  <style:style style:name="T9" style:family="text">
      <style:text-properties style:font-name="Georgia" fo:language="none" fo:country="none" style:font-name-asian="Georgia" style:language-asian="none" style:country-asian="none" style:font-name-complex="Georgia" style:language-complex="none" style:country-complex="none"/>
    </style:style>
    <style:style style:name="T10" style:family="text">
      <style:text-properties style:font-name="Georgia" fo:language="none" fo:country="none" fo:font-style="italic" fo:background-color="transparent" style:font-name-asian="Georgia" style:language-asian="none" style:country-asian="none" style:font-style-asian="italic" style:font-name-complex="Georgia" style:language-complex="none" style:country-complex="none" style:font-style-complex="italic"/>
    </style:style>
    <style:style style:name="T11" style:family="text">
      <style:text-properties style:font-name="Georgia" fo:language="none" fo:country="none" fo:font-weight="bold" style:font-name-asian="Georgia" style:language-asian="none" style:country-asian="none" style:font-weight-asian="bold" style:font-name-complex="Georgia" style:language-complex="none" style:country-complex="none" style:font-weight-complex="bold"/>
    </style:style>
    <style:style style:name="T12" style:family="text">
      <style:text-properties style:font-name="Georgia" fo:language="none" fo:country="none" fo:background-color="transparent" style:font-name-asian="Georgia" style:language-asian="none" style:country-asian="none" style:font-name-complex="Georgia" style:language-complex="none" style:country-complex="none"/>
    </style:style>
    <style:style style:name="T13" style:family="text">
      <style:text-properties style:font-name="Georgia" fo:language="en" fo:country="US" style:font-name-asian="Georgia" style:language-asian="none" style:country-asian="none" style:font-name-complex="Georgia" style:language-complex="none" style:country-complex="none"/>
    </style:style>
    <style:style style:name="T14" style:family="text">
      <style:text-properties fo:language="none" fo:country="none" style:font-name-asian="Georgia" style:language-asian="none" style:country-asian="none" style:font-name-complex="Georgia" style:language-complex="none" style:country-complex="none"/>
    </style:style>
    <style:style style:name="T15" style:family="text">
      <style:text-properties fo:language="none" fo:country="none" style:text-underline-style="solid" style:text-underline-width="auto" style:text-underline-color="font-color" style:font-name-asian="Georgia" style:language-asian="none" style:country-asian="none" style:font-name-complex="Georgia" style:language-complex="none" style:country-complex="none"/>
    </style:style>
    <style:style style:name="T16" style:family="text">
      <style:text-properties fo:language="none" fo:country="none" fo:font-weight="bold" style:font-name-asian="Georgia" style:language-asian="none" style:country-asian="none" style:font-weight-asian="bold" style:font-name-complex="Georgia" style:language-complex="none" style:country-complex="none" style:font-weight-complex="bold"/>
    </style:style>
    <style:style style:name="T17" style:family="text">
      <style:text-properties fo:language="en" fo:country="US" style:font-name-asian="Georgia" style:language-asian="none" style:country-asian="none" style:font-name-complex="Georgia" style:language-complex="none" style:country-complex="none"/>
    </style:style>
    <style:style style:name="T18" style:family="text">
      <style:text-properties fo:language="en" fo:country="US" fo:font-weight="bold" style:font-name-asian="Georgia" style:language-asian="none" style:country-asian="none" style:font-weight-asian="bold" style:font-name-complex="Georgia" style:language-complex="none" style:country-complex="none" style:font-weight-complex="bold"/>
    </style:style>
    <style:style style:name="T19" style:family="text">
      <style:text-properties fo:font-variant="normal" fo:text-transform="none" fo:color="#000000" style:font-name="Georgia" fo:font-size="10.5pt" fo:letter-spacing="normal" fo:language="none" fo:country="none" fo:font-style="normal" fo:font-weight="normal" style:font-name-asian="Georgia" style:language-asian="none" style:country-asian="none" style:font-name-complex="Georgia" style:language-complex="none" style:country-complex="none"/>
    </style:style>
    <style:style style:name="T20" style:family="text">
      <style:text-properties fo:font-variant="normal" fo:text-transform="none" fo:color="#202124" style:font-name="Georgia" fo:font-size="10.5pt" fo:letter-spacing="normal" fo:language="none" fo:country="none" fo:font-style="normal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  <style:style style:name="T21" style:family="text">
      <style:text-properties style:font-name="Georgia" fo:language="none" fo:country="none" style:font-name-asian="Georgia" style:language-asian="none" style:country-asian="none" style:font-name-complex="Georgia" style:language-complex="none" style:country-complex="none"/>
    </style:style>
    <style:style style:name="T22" style:family="text">
      <style:text-properties style:font-name="Georgia" fo:font-size="10.5pt" fo:language="none" fo:country="none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  <style:style style:name="T23" style:family="text">
      <style:text-properties style:font-name="Georgia" fo:font-size="10.5pt" fo:language="en" fo:country="US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ings God Loves</text:p>
      <text:p text:style-name="P1"><text:span text:style-name="T1">Read:</text:span> Proverbs 6:16-19</text:p>
      <text:p text:style-name="P1"><text:span text:style-name="T1">Text:</text:span> <text:s/><text:span text:style-name="T4">Proverbs 15:9</text:span><text:span text:style-name="T2"> “The way of the wicked </text:span><text:span text:style-name="T3">is</text:span><text:span text:style-name="T2"> an abomination unto the LORD: but he loveth him that followeth after righteousness.”</text:span></text:p>
      <text:p text:style-name="P5"><text:span text:style-name="T1">Introduction:</text:span> I just read a passage that stresses the 7 things that God hates and I entitled this message: “Things God Loves.” <text:s/>As I was reading this passage, this week, I realized that there is a flip side to what God hates and it is what God loves so let's talk about it.</text:p>
      <text:p text:style-name="P5"/>
      <text:p text:style-name="P5"><text:span text:style-name="T1">I. Humility:</text:span> <text:s/>This is the opposite of Solomon who addresses a<text:span text:style-name="T14"> proud look. <text:s/>The most obvious sign of a proud person is a proud expression or look. <text:s/>The phrase: “They walk around with their nose in the air.” is a reference to one who is proud and arrogant. <text:s/>This is the opposite of what God looks for in one of His children. <text:s/>Many fights have started as a result of someone “looking down on another person.” <text:s/></text:span><text:span text:style-name="T9">You and I may consider ourselves a humble person but we can express haughty looks in many <text:s/>ways. Do you brag about your accomplishments? <text:s/>Criticize and judge others? <text:s/>Feel superior to some others? Do you think you are wiser and smarter than others? <text:s/></text:span><text:span text:style-name="T14">A Biblical example of this is found in Luke 7 where the sinful woman washes Jesus feet with her tears. <text:s/>Simon is offended and wonders if Jesus is aware that this woman is a sinner (as if he isn't a sinner). <text:s/>He clearly had a proud look until Jesus made the sinful woman into a daughter of the King. <text:s/>She expressed humility and received forgiveness whereas Simon expressed a proud look and got schooled by Jesus.</text:span></text:p>
      <text:p text:style-name="P5"><text:span text:style-name="T14"/></text:p>
      <text:p text:style-name="P5"><text:span text:style-name="T1">II. Truthfulness</text:span>: <text:span text:style-name="T17">A </text:span><text:span text:style-name="T14">lying tongue is hated by God but a truthful tongue is loved by God. <text:s/>The value of truthfulness cannot be overstated (telling the truth on an incident report). <text:s/>We live in a world of your truth, my truth, partial truth, political truth, expedient truth, </text:span><text:span text:style-name="T17">convenient</text:span><text:span text:style-name="T14"> truth, and Biblical truth. <text:s/>Jesus identifies Himself as Th</text:span><text:span text:style-name="T15">e W</text:span><text:span text:style-name="T14">a</text:span><text:span text:style-name="T15">y, Th</text:span><text:span text:style-name="T14">e Truth, and The Life. <text:s/>He is not a container for truth but He is The Truth itself. <text:s/>Without Christ there is no t</text:span>ruth. <text:s/>His truth may not be convenient or seem expedient but it is the truth that will set you free and keep you free. </text:p>
      <text:p text:style-name="P5"/>
      <text:p text:style-name="P5"><text:span text:style-name="T1">III. Caring for </text:span><text:span text:style-name="T18">the</text:span><text:span text:style-name="T16"> innocent:</text:span><text:span text:style-name="T14"> <text:s/>Our world today is upside down from what our founding fathers intended. <text:s/>They created a country where the weakest and most fragile among us would be protected. <text:s/>Today through abortion and </text:span><text:span text:style-name="T17">euthanasia</text:span><text:span text:style-name="T14"> we have gone 180 degrees in the opposite direction. <text:s/>We live in a world where people have little to no qualms about taking advantage of others. <text:s/>If we're given too much change back we pocket it and say: “Too bad, they need to hire smarter people.” <text:s/>(story of</text:span></text:p>
      <text:p text:style-name="P5">incorrect charge on credit card when coming through Arizona). 79 <text:s/>24</text:p>
      <text:p text:style-name="P5"/>
      <text:p text:style-name="P9"><text:span text:style-name="T11">IV. A Pure Heart: </text:span><text:span text:style-name="T9"><text:s/>is the opposite of a heart that deviseth wicked imaginations. <text:s/>God loves a pure heart. <text:s/>This is a heart that looks for ways to bless those around us. <text:s/>While others look for a way to take advantage of people or situations, those with a pure heart look for ways to help people or situations. <text:s/>In the Sermon on the Mount Jesus said: “</text:span><text:span text:style-name="T12">Blessed </text:span><text:span text:style-name="T10">are</text:span><text:span text:style-name="T12"> the pure in heart: for they shall see God.” <text:s/>Peter tells us to: “...</text:span><text:span text:style-name="T10">see that ye</text:span><text:span text:style-name="T12"> love one another with a pure heart fervently:” <text:s/>It is possible to present good behavior without a pure heart but it is not possible to have a pure heart coupled with bad behavior.</text:span></text:p>
      <text:p text:style-name="P7"><text:span text:style-name="T12"/></text:p>
      <text:p text:style-name="P8"><text:span text:style-name="T6">V. A Godly walk:</text:span><text:span text:style-name="T5"> <text:s/>One can't be walking with God and running to mis-chief <text:s/>(evil) at the same time. <text:s text:c="2"/>These paths are not parallel they go in <text:s/>opposite directions. <text:s/>Any behavior that causes an observer to say something like: “I thought you were a Christian.” <text:s/>is most likely a path to evil. <text:s/>God lives the path of those who are walking in a Godly manner. <text:s/>Jim </text:span><text:span text:style-name="T8"><text:s/></text:span><text:span text:style-name="T20">Marshall (a tight end for the Minnesota Vikings) is known for his 1964 "wrong-way run," a play in which he recovered a fumble and returned it 66 yards in the wrong direction into his own end zone, where he threw the ball out of bounds, resulting in a safety for the San Francisco 49ers.</text:span><text:span text:style-name="T22"> <text:s/>I can </text:span><text:span text:style-name="T23">guarantee</text:span><text:span text:style-name="T22"> you that there were a host of people who wished he was aware of the direction he was heading on that play. </text:span></text:p>
      <text:p text:style-name="P8"><text:span text:style-name="T22"/></text:p>
      <text:p text:style-name="P8"><text:span text:style-name="T6">VII. Truthful Testimony:</text:span><text:span text:style-name="T5"> This differs from truthfulness in that this specifically refers to truth that has a direct effect on someone else. <text:s/>It is being deceitful in a way that causes hurt to others. <text:s/>It refers to false testimony that sends an innocent person to prison, causes them </text:span><text:span text:style-name="T7">financial</text:span><text:span text:style-name="T5"> hardship, <text:s/>or hurts their reputation. <text:s/>It is dishonest testimony that you know will harm someone else. <text:s/>It could be a positive review that is dishonest as well. <text:s/></text:span></text:p>
      <text:p text:style-name="P8"><text:span text:style-name="T5"/></text:p>
      <text:p text:style-name="P7"><text:span text:style-name="T11">VIII. Purveyor of Christian Unity:</text:span><text:span text:style-name="T9"> <text:s/>Have you ever had someone lie about you and cause harm to a relationship? <text:s/>There are people who have a knack for sowing discord among brethren. <text:s/>They seem to enjoy causing havoc in the church. <text:s/>God loves the saint who </text:span><text:span text:style-name="T13">initiates</text:span><text:span text:style-name="T9"> unity among His children. <text:s/>The eliminating of discord among God's children is a practice that would be worth developing within the body of Christ. <text:s/>Wouldn't it be wonderful if we could have a few more Body Builders in the church and a few less Knock Out Specialists?</text:span></text:p>
      <text:p text:style-name="P3"><text:span text:style-name="T19"/></text:p>
      <text:p text:style-name="P2"><text:span text:style-name="T16">Conclude:</text:span><text:span text:style-name="T14"> We just came through the celebration of the Birth of Christ. <text:s/>This morning we have talked about some things that God loves. <text:s/>I can think of no greater gift than to present God with the things that He loves. <text:s/>These are the seven things that God loves to see in His child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unito" svg:font-family="Nunito, sans-serif"/>
    <style:font-face style:name="Roboto" svg:font-family="Roboto, arial, sans-serif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oel Tice</dc:creator>
    <meta:editing-cycles>19</meta:editing-cycles>
    <meta:creation-date>2014-03-28T17:34:00</meta:creation-date>
    <dc:date>2023-01-07T20:32:17.65</dc:date>
    <meta:editing-duration>P10DT18H23M49S</meta:editing-duration>
    <meta:generator>OpenOffice/4.1.3$Win32 OpenOffice.org_project/413m1$Build-9783</meta:generator>
    <meta:printed-by>Joel Tice</meta:printed-by>
    <meta:print-date>2023-01-07T20:32:01.43</meta:print-date>
    <meta:document-statistic meta:table-count="0" meta:image-count="0" meta:object-count="0" meta:page-count="1" meta:paragraph-count="13" meta:word-count="961" meta:character-count="53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